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 Arial, sans-serif" svg:font-family="'Helvetica, Arial,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_20__28_user_29_">
      <style:paragraph-properties fo:text-align="justify" style:justify-single-word="false"/>
    </style:style>
    <style:style style:name="P2" style:family="paragraph" style:parent-style-name="Text_20_body_20__28_user_29_">
      <style:paragraph-properties fo:text-align="justify" style:justify-single-word="false"/>
      <style:text-properties officeooo:paragraph-rsid="001ff615"/>
    </style:style>
    <style:style style:name="P3" style:family="paragraph" style:parent-style-name="Text_20_body_20__28_user_29_">
      <style:paragraph-properties fo:text-align="justify" style:justify-single-word="false"/>
      <style:text-properties officeooo:paragraph-rsid="00204f2d"/>
    </style:style>
    <style:style style:name="P4" style:family="paragraph" style:parent-style-name="Text_20_body_20__28_user_29_">
      <style:paragraph-properties fo:text-align="justify" style:justify-single-word="false"/>
      <style:text-properties officeooo:paragraph-rsid="002065e9"/>
    </style:style>
    <style:style style:name="P5" style:family="paragraph" style:parent-style-name="Text_20_body_20__28_user_29_">
      <style:paragraph-properties fo:text-align="justify" style:justify-single-word="false"/>
      <style:text-properties officeooo:paragraph-rsid="00221415"/>
    </style:style>
    <style:style style:name="P6" style:family="paragraph" style:parent-style-name="Title"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fo:color="#000000" style:font-name="Helvetica, Arial, sans-serif"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Nyanshya et Baba</text:span></text:p>
      <text:p text:style-name="P1"><text:span text:style-name="T2">Il était une fois un homme et une femme qui avaient deux enfants, un garçon nommé Baba et une fille du nom de Nyanshya. Un jour cet homme mourut et <text:s/>peu de temps après, la mère décéda également en laissant les deux enfants orphelins.</text:span></text:p>
      <text:p text:style-name="P1"><text:span text:style-name="T2">Les deux enfants sont donc partis vivre dans la forêt où ils se nourrissaient d'oiseaux pris dans leurs pièges. Baba construisit une petite maison dans un rocher pour protéger sa sœur <text:s/>des animaux sauvages.</text:span></text:p>
      <text:p text:style-name="P2"><text:span text:style-name="T2">Baba allait chasser pour avoir de quoi manger, pendant que Nyanshya restait à la maison en attendant son retour. </text:span></text:p>
      <text:p text:style-name="P2"><text:span text:style-name="T2">Lorsque Baba rentrait le soir, il devait chanter une chanson pour que sa sœur ouvre la porte du rocher. </text:span></text:p>
      <text:p text:style-name="P2"><text:span text:style-name="T2">Il disait : "Nyanshya de Baba, ouvre-moi. Enfant de ma mère, ouvre-moi ! J'ai tué une petite bandelotte, elle est pour nous deux. J'ai tué un lapin, il est pour nous ; j'ai tué un petit passereau, il est pour nous. Le plus gros d'entre eux, nous le partagerons."</text:span></text:p>
      <text:p text:style-name="P2"><text:span text:style-name="T2">Nyashya disait à la porte de s'ouvrir pour que son frère puisse rentrer. </text:span></text:p>
      <text:p text:style-name="P2"><text:span text:style-name="T2">Et le rocher s'ouvrait. </text:span></text:p>
      <text:p text:style-name="P2"><text:span text:style-name="T2">Le <text:s/>frère revenait avec la viande de la chasse et la sœur <text:s/>ajoutait de la pâte de manioc pour compléter le repas. </text:span></text:p>
      <text:p text:style-name="P2"><text:span text:style-name="T2">Chaque matin, au chant du coq, le frère repartait à la chasse pour qu'ils puissent manger. </text:span></text:p>
      <text:p text:style-name="P2"><text:span text:style-name="T2">Il tuait des lièvres et toutes sortes d'oiseaux comme des passereaux et des perdrix. Il rentrait à la tombée de la nuit. </text:span></text:p>
      <text:p text:style-name="P2"><text:span text:style-name="T2">Et lorsqu'il arrivait devant le rocher, il chantait :"Nyanshya de Baba, ouvre-moi. Enfant de ma mère, ouvre-moi ! J'ai tué une petite bandelotte, elle est pour nous deux. </text:span></text:p>
      <text:p text:style-name="P2"><text:span text:style-name="T2">J'ai tué un lapin, il est pour nous ; j'ai tué un petit passereau, il est pour nous. Le plus gros d'entre eux, nous le partagerons." Et Nyanshya de répondre : "Rocher, ouvre-toi pour que Baba entre." Le rocher s'ouvrait et son frère entrait. Ils faisaient ensuite la cuisine et mangeaient. </text:span></text:p>
      <text:p text:style-name="P2"><text:span text:style-name="T2">Et la vie se déroulait ainsi. <text:s/></text:span></text:p>
      <text:p text:style-name="P3"><text:soft-page-break/><text:span text:style-name="T2">Un jour, une méchante hyène est venue écouter la chanson du frère et dès qu'il fut parti, la méchante hyène vint essayer de chanter comme Baba. Nyanshya écouta la chanson et se dit que cette personne ne chantait pas comme son frère. Elle resta calme ; <text:s/>l'hyène est repartie puis elle a encore essayé beaucoup de fois. </text:span></text:p>
      <text:p text:style-name="P4"><text:span text:style-name="T2">Enfin, un jour, elle parvint à chanter comme Baba. Nyanshya dit alors au rocher de s'ouvrir pour que son frère rentre....Le rocher s'ouvrit et Nyanshya vit que c'était la méchante hyène qui était entrée.... Nyashya s'écria : " Ma vie est finie ! " Elle demanda à la bête : "Grand-père, veux-tu que je grille des pépins de courge tendre pour toi ?" L'hyène répondit par l'affirmative. </text:span></text:p>
      <text:p text:style-name="P4"><text:span text:style-name="T2">La jeune fille prit un pot et grilla les pépins. Elle dit alors :"Grand-père, quand un pépin grillé sautera vers l'extérieur, il sera pour toi. Celui qui sautera vers l'intérieur sera pour moi et je garderai le reste pour mon frère." La bête accepta la proposition. Et elle grilla les pépins. L'un d'eux sauta vers l'extérieur et Nyanshya demanda à la bête d'aller le chercher à l'extérieur. Dès que la bête fut sortie, Nyanshya demanda au rocher de se fermer. Elle resta donc à l'intérieur tandis que la bête s'en allait.</text:span></text:p>
      <text:p text:style-name="P5"><text:span text:style-name="T2">Le soir, quand son frère revint, il l'appela comme d'habitude. Mais la jeune fille eut peur en croyant que c'était la bête qui revenait. Son frère continua à appeler jusqu'à ce que sa sœur reconnaisse sa voix. Elle ouvrit alors la porte. Quand Baba entra, il trouva sa sœur terrifiée. </text:span></text:p>
      <text:p text:style-name="P5"><text:span text:style-name="T2">Et elle lui raconta ce qui s'était passé, comment elle avait ouvert la porte du rocher après que la méchante hyène eut imité sa voix et comment la ruse qu'elle avait utilisée pour sortir la méchante hyène l'en avait débarrassé. Elle ajouta qu'en partant la méchante hyène avait promis de revenir pour la manger.</text:span></text:p>
      <text:p text:style-name="P1"><text:span text:style-name="T2">Son frère, armé d'une lance et d'une machette, passa toute la journée suivante à l'intérieur du rocher, décidé à tuer la méchante hyène. Mais celle-ci les avait entendus et pendant trois jours elle ne se présenta pas. <text:s/></text:span></text:p>
      <text:p text:style-name="P1"><text:span text:style-name="T2">La faim commença à les tenailler. Baba demanda à sa sœur si elle n'avait pas été victime d'hallucinations à cause de la peur. Et il repartit à la chasse.</text:span></text:p>
      <text:p text:style-name="P1"><text:span text:style-name="T2">Alors que Baba n'était pas encore revenu, la méchante hyène revint et l'imita. Croyant que c'était son frère qui revenait, la jeune fille demanda au rocher de s'ouvrir. Mais elle se trouva face à la méchante hyène et elle commença à trembler et se dit que cette fois <text:s/>sa vie était bien finie. Elle essaya de </text:span><text:soft-page-break/><text:span text:style-name="T2">négocier comme auparavant mais la bête refusa toute négociation. Et elle dévora la pauvre Nyanshya.</text:span></text:p>
      <text:p text:style-name="P1"><text:span text:style-name="T2">Lorsque Baba rentra, il chanta pour que la porte s'ouvrît, mais personne ne répondit. Il finit par ouvrir le rocher et une fois entré, il fit du feu. C'est alors qu'il vit la jambe de sa sœur qui pendait du plafond ; il crut qu'elle s'était réfugiée dans le plafond à cause de la peur. Mais en même temps, il sentit que du sang lui tombait dessus. Après avoir bien observé, il se rendit compte que c'était la jambe de sa sœur que l'hyène avait laissée.</text:span></text:p>
      <text:p text:style-name="P1"><text:span text:style-name="T2">Cette nuit-là, il ne dormit pas bien et le lendemain, il partit à la recherche de l'hyène pour venger sa sœur. </text:span></text:p>
      <text:p text:style-name="P1"><text:span text:style-name="T2">Après avoir longtemps cherché, il finit par débusquer l'hyène. Au moment où il allait la tuer, celle-ci lui dit :"Avant de me tuer, coupe ce doigt pour retrouver ta tante paternelle que j'ai dévorée ; puis coupe ce doigt de la main droite et tu retrouveras ton oncle paternel que j'ai dévoré. <text:s/>Après avoir</text:span><text:bookmark text:name="_GoBack"/><text:span text:style-name="T2"> coupé ce pouce, tu retrouveras ta sœur". Baba fit comme la méchante hyène le lui avait expliqué et retrouva ainsi les siens. Avec une lance, il la tua. Il prit ensuite tous les biens de la bête. Et tout content, il retourna chez lui. </text:span></text:p>
      <text:p text:style-name="P1"><text:span text:style-name="T2">Que ce ne soit pas ma fin mais la fin du co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lvetica, Arial, sans-serif" svg:font-family="'Helvetica, Arial,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itle" style:family="paragraph" style:parent-style-name="Heading" style:next-style-name="Text_20_body_20__28_user_29_"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CEAC</meta:initial-creator>
    <meta:editing-cycles>3</meta:editing-cycles>
    <meta:creation-date>2019-04-08T15:08:00</meta:creation-date>
    <dc:date>2019-04-12T19:43:31.300000000</dc:date>
    <meta:editing-duration>P2DT16H30M39S</meta:editing-duration>
    <meta:generator>LibreOffice/6.1.0.3$Windows_X86_64 LibreOffice_project/efb621ed25068d70781dc026f7e9c5187a4decd1</meta:generator>
    <meta:document-statistic meta:table-count="0" meta:image-count="0" meta:object-count="0" meta:page-count="3" meta:paragraph-count="26" meta:word-count="1003" meta:character-count="5598" meta:non-whitespace-character-count="45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